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cm"/>
    </style:style>
    <style:style style:name="co4" style:family="table-column">
      <style:table-column-properties fo:break-before="auto" style:column-width="5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 Bo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Sc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Weight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pon Slo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ssis Slo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ity Slo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Module</text:p>
          </table:table-cell>
          <table:table-cell office:value-type="string" calcext:value-type="string">
            <text:p>Alpha Strike</text:p>
          </table:table-cell>
          <table:table-cell office:value-type="string" calcext:value-type="string">
            <text:p>Replicator</text:p>
          </table:table-cell>
          <table:table-cell office:value-type="string" calcext:value-type="string">
            <text:p>Blink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eapon Modul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Rate of 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g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issle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 per missl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auss rifl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Chassis Modu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Armou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rease armour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eates a shield that weapons cannot penetrate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ight Skeleton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`-Armour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 more power and recharge faster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E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rain power from enemies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bility Modu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Bo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ove faster / Always on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ump Jet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per second</text:p>
          </table:table-cell>
          <table:table-cell/>
          <table:table-cell office:value-type="string" calcext:value-type="string">
            <text:p>Fly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eate partial invisibility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00-00-00</text:date>, <text:time style:data-style-name="N2" text:time-value="20:25:54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9:12:58.986000000</meta:creation-date>
    <dc:date>2015-12-06T22:02:24.684000000</dc:date>
    <meta:editing-duration>PT9H55M</meta:editing-duration>
    <meta:editing-cycles>6</meta:editing-cycles>
    <meta:generator>LibreOffice/4.3.5.2$Windows_x86 LibreOffice_project/3a87456aaa6a95c63eea1c1b3201acedf0751bd5</meta:generator>
    <meta:document-statistic meta:table-count="1" meta:cell-count="136" meta:object-count="0"/>
  </office:meta>
</office:document-meta>
</file>